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6000044540000352131DC06383D86FC64.svm" manifest:media-type="image/x-svm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Pictures/20000006000044540000352131DC06383D86FC64.svm" manifest:media-type="image/x-svm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20000006000044540000352131DC06383D86FC64.svm" manifest:media-type="image/x-svm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Pictures/20000006000044540000352131DC06383D86FC64.svm" manifest:media-type="image/x-svm"/>
  <manifest:file-entry manifest:full-path="Object 9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01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0.8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Respuestas_20_de_20_formulario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rial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4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uestas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Marca temporal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¿Compras comida regularmente?</text:p>
          </table:table-cell>
          <table:table-cell table:style-name="ce3" office:value-type="string" calcext:value-type="string">
            <text:p>¿Cuántas veces sueles comprar comida?</text:p>
          </table:table-cell>
          <table:table-cell table:style-name="ce3" office:value-type="string" calcext:value-type="string">
            <text:p>¿Dónde sueles comprar comida?</text:p>
          </table:table-cell>
          <table:table-cell table:style-name="ce3" office:value-type="string" calcext:value-type="string">
            <text:p>¿Para cuántas personas compras comida?</text:p>
          </table:table-cell>
          <table:table-cell table:style-name="ce3" office:value-type="string" calcext:value-type="string">
            <text:p>¿Cuánto dinero sueles gastar cuando compras comida?</text:p>
          </table:table-cell>
          <table:table-cell table:style-name="ce3" office:value-type="string" calcext:value-type="string">
            <text:p>¿A qué horas sueles comer normalmente?</text:p>
          </table:table-cell>
          <table:table-cell table:style-name="ce3" office:value-type="string" calcext:value-type="string">
            <text:p>¿Usas WhatsApp?</text:p>
          </table:table-cell>
          <table:table-cell table:style-name="ce3" office:value-type="string" calcext:value-type="string">
            <text:p>¿Usas Facebook?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5:18.78" calcext:value-type="date">
            <text:p>3/8/2023 15:45:18</text:p>
          </table:table-cell>
          <table:table-cell table:style-name="ce4" office:value-type="string" calcext:value-type="string">
            <text:p>Juan Gonzales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Restaurantes con servicio a la carta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280 a $400</text:p>
          </table:table-cell>
          <table:table-cell table:style-name="ce4" office:value-type="string" calcext:value-type="string">
            <text:p>Después de las 7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6:11.15" calcext:value-type="date">
            <text:p>3/8/2023 15:46:11</text:p>
          </table:table-cell>
          <table:table-cell table:style-name="ce4" office:value-type="string" calcext:value-type="string">
            <text:p>Julián Gómez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6:45.9" calcext:value-type="date">
            <text:p>3/8/2023 15:46:45</text:p>
          </table:table-cell>
          <table:table-cell table:style-name="ce4" office:value-type="string" calcext:value-type="string">
            <text:p>Alberto Lienz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l menos una vez a la semana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7:45.26" calcext:value-type="date">
            <text:p>3/8/2023 15:47:45</text:p>
          </table:table-cell>
          <table:table-cell table:style-name="ce4" office:value-type="string" calcext:value-type="string">
            <text:p>Martin Escobed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5 p.m. a 6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8:29.31" calcext:value-type="date">
            <text:p>3/8/2023 15:48:29</text:p>
          </table:table-cell>
          <table:table-cell table:style-name="ce4" office:value-type="string" calcext:value-type="string">
            <text:p>Gerardo Menchaca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9:01.09" calcext:value-type="date">
            <text:p>3/8/2023 15:49:01</text:p>
          </table:table-cell>
          <table:table-cell table:style-name="ce4" office:value-type="string" calcext:value-type="string">
            <text:p>Mario Antoni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49:33.99" calcext:value-type="date">
            <text:p>3/8/2023 15:49:33</text:p>
          </table:table-cell>
          <table:table-cell table:style-name="ce4" office:value-type="string" calcext:value-type="string">
            <text:p>Jorge Osori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0:16.37" calcext:value-type="date">
            <text:p>3/8/2023 15:50:16</text:p>
          </table:table-cell>
          <table:table-cell table:style-name="ce4" office:value-type="string" calcext:value-type="string">
            <text:p>Carlos vega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0:46.98" calcext:value-type="date">
            <text:p>3/8/2023 15:50:46</text:p>
          </table:table-cell>
          <table:table-cell table:style-name="ce4" office:value-type="string" calcext:value-type="string">
            <text:p>Federico Gomez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1:22.34" calcext:value-type="date">
            <text:p>3/8/2023 15:51:22</text:p>
          </table:table-cell>
          <table:table-cell table:style-name="ce4" office:value-type="string" calcext:value-type="string">
            <text:p>Juan carlos Aguilar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2:05.97" calcext:value-type="date">
            <text:p>3/8/2023 15:52:05</text:p>
          </table:table-cell>
          <table:table-cell table:style-name="ce4" office:value-type="string" calcext:value-type="string">
            <text:p>Fabián Monter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Restaurantes con servicio a la carta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280 a $40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3:01.19" calcext:value-type="date">
            <text:p>3/8/2023 15:53:01</text:p>
          </table:table-cell>
          <table:table-cell table:style-name="ce4" office:value-type="string" calcext:value-type="string">
            <text:p>Ricardo Maldonado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3:36.7" calcext:value-type="date">
            <text:p>3/8/2023 15:53:36</text:p>
          </table:table-cell>
          <table:table-cell table:style-name="ce4" office:value-type="string" calcext:value-type="string">
            <text:p>Humberto Faria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4:41.96" calcext:value-type="date">
            <text:p>3/8/2023 15:54:41</text:p>
          </table:table-cell>
          <table:table-cell table:style-name="ce4" office:value-type="string" calcext:value-type="string">
            <text:p>Yari Aramí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10 a.m. 11 de la mañan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5:33.58" calcext:value-type="date">
            <text:p>3/8/2023 15:55:33</text:p>
          </table:table-cell>
          <table:table-cell table:style-name="ce4" office:value-type="string" calcext:value-type="string">
            <text:p>Marco Pol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6:04.95" calcext:value-type="date">
            <text:p>3/8/2023 15:56:04</text:p>
          </table:table-cell>
          <table:table-cell table:style-name="ce4" office:value-type="string" calcext:value-type="string">
            <text:p>Felipe Calderón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6:38.79" calcext:value-type="date">
            <text:p>3/8/2023 15:56:38</text:p>
          </table:table-cell>
          <table:table-cell table:style-name="ce4" office:value-type="string" calcext:value-type="string">
            <text:p>juan Lopez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Restaurantes con servicio a la carta</text:p>
          </table:table-cell>
          <table:table-cell table:style-name="ce4" office:value-type="string" calcext:value-type="string">
            <text:p>Comida para 3 personas</text:p>
          </table:table-cell>
          <table:table-cell table:style-name="ce4" office:value-type="string" calcext:value-type="string">
            <text:p>$280 a $40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7:18" calcext:value-type="date">
            <text:p>3/8/2023 15:57:18</text:p>
          </table:table-cell>
          <table:table-cell table:style-name="ce4" office:value-type="string" calcext:value-type="string">
            <text:p>Porfirio Día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7:55.33" calcext:value-type="date">
            <text:p>3/8/2023 15:57:55</text:p>
          </table:table-cell>
          <table:table-cell table:style-name="ce4" office:value-type="string" calcext:value-type="string">
            <text:p>alexis mendoz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Tiendas de conveniencia oxxo, 7 eleven, etc.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8:25.82" calcext:value-type="date">
            <text:p>3/8/2023 15:58:25</text:p>
          </table:table-cell>
          <table:table-cell table:style-name="ce4" office:value-type="string" calcext:value-type="string">
            <text:p>Antonio M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8:55.73" calcext:value-type="date">
            <text:p>3/8/2023 15:58:55</text:p>
          </table:table-cell>
          <table:table-cell table:style-name="ce4" office:value-type="string" calcext:value-type="string">
            <text:p>Ernest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5:59:32.13" calcext:value-type="date">
            <text:p>3/8/2023 15:59:32</text:p>
          </table:table-cell>
          <table:table-cell table:style-name="ce4" office:value-type="string" calcext:value-type="string">
            <text:p>Ernesto monroy cruz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Después de las 7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0:12.01" calcext:value-type="date">
            <text:p>3/8/2023 16:00:12</text:p>
          </table:table-cell>
          <table:table-cell table:style-name="ce4" office:value-type="string" calcext:value-type="string">
            <text:p>susana acosta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0:38.5" calcext:value-type="date">
            <text:p>3/8/2023 16:00:38</text:p>
          </table:table-cell>
          <table:table-cell table:style-name="ce4" office:value-type="string" calcext:value-type="string">
            <text:p>Luis Angel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afetería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1:13.04" calcext:value-type="date">
            <text:p>3/8/2023 16:01:13</text:p>
          </table:table-cell>
          <table:table-cell table:style-name="ce4" office:value-type="string" calcext:value-type="string">
            <text:p>jesus antoni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1:37.7" calcext:value-type="date">
            <text:p>3/8/2023 16:01:37</text:p>
          </table:table-cell>
          <table:table-cell table:style-name="ce4" office:value-type="string" calcext:value-type="string">
            <text:p>juan carlo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2:07.29" calcext:value-type="date">
            <text:p>3/8/2023 16:02:07</text:p>
          </table:table-cell>
          <table:table-cell table:style-name="ce4" office:value-type="string" calcext:value-type="string">
            <text:p>Fernando borrego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2:33.99" calcext:value-type="date">
            <text:p>3/8/2023 16:02:33</text:p>
          </table:table-cell>
          <table:table-cell table:style-name="ce4" office:value-type="string" calcext:value-type="string">
            <text:p>Carlos Medin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3:10.74" calcext:value-type="date">
            <text:p>3/8/2023 16:03:10</text:p>
          </table:table-cell>
          <table:table-cell table:style-name="ce4" office:value-type="string" calcext:value-type="string">
            <text:p>renato Alvarad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afetería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3:42.02" calcext:value-type="date">
            <text:p>3/8/2023 16:03:42</text:p>
          </table:table-cell>
          <table:table-cell table:style-name="ce4" office:value-type="string" calcext:value-type="string">
            <text:p>roberto ramirez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12 p.m. a 2 de la tard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4:16.58" calcext:value-type="date">
            <text:p>3/8/2023 16:04:16</text:p>
          </table:table-cell>
          <table:table-cell table:style-name="ce4" office:value-type="string" calcext:value-type="string">
            <text:p>Jerundio Ortiz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4:41.7" calcext:value-type="date">
            <text:p>3/8/2023 16:04:41</text:p>
          </table:table-cell>
          <table:table-cell table:style-name="ce4" office:value-type="string" calcext:value-type="string">
            <text:p>Benito Juarez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5:09.63" calcext:value-type="date">
            <text:p>3/8/2023 16:05:09</text:p>
          </table:table-cell>
          <table:table-cell table:style-name="ce4" office:value-type="string" calcext:value-type="string">
            <text:p>Zair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5 p.m. a 6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5:43.93" calcext:value-type="date">
            <text:p>3/8/2023 16:05:43</text:p>
          </table:table-cell>
          <table:table-cell table:style-name="ce4" office:value-type="string" calcext:value-type="string">
            <text:p>Benito Mussolini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6:14.35" calcext:value-type="date">
            <text:p>3/8/2023 16:06:14</text:p>
          </table:table-cell>
          <table:table-cell table:style-name="ce4" office:value-type="string" calcext:value-type="string">
            <text:p>Israel veg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7:02.49" calcext:value-type="date">
            <text:p>3/8/2023 16:07:02</text:p>
          </table:table-cell>
          <table:table-cell table:style-name="ce4" office:value-type="string" calcext:value-type="string">
            <text:p>Rafael Montes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Tiendas de conveniencia oxxo, 7 eleven, etc.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Más de $400</text:p>
          </table:table-cell>
          <table:table-cell table:style-name="ce4" office:value-type="string" calcext:value-type="string">
            <text:p>Entre las 5 p.m. a 6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7:33.85" calcext:value-type="date">
            <text:p>3/8/2023 16:07:33</text:p>
          </table:table-cell>
          <table:table-cell table:style-name="ce4" office:value-type="string" calcext:value-type="string">
            <text:p>Romel estrada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8:39.79" calcext:value-type="date">
            <text:p>3/8/2023 16:08:39</text:p>
          </table:table-cell>
          <table:table-cell table:style-name="ce4" office:value-type="string" calcext:value-type="string">
            <text:p>Axel Hernández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9:13.01" calcext:value-type="date">
            <text:p>3/8/2023 16:09:13</text:p>
          </table:table-cell>
          <table:table-cell table:style-name="ce4" office:value-type="string" calcext:value-type="string">
            <text:p>yarid Estrad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09:44.72" calcext:value-type="date">
            <text:p>3/8/2023 16:09:44</text:p>
          </table:table-cell>
          <table:table-cell table:style-name="ce4" office:value-type="string" calcext:value-type="string">
            <text:p>Luz Garci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0:13.87" calcext:value-type="date">
            <text:p>3/8/2023 16:10:13</text:p>
          </table:table-cell>
          <table:table-cell table:style-name="ce4" office:value-type="string" calcext:value-type="string">
            <text:p>roma gallard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0:36.09" calcext:value-type="date">
            <text:p>3/8/2023 16:10:36</text:p>
          </table:table-cell>
          <table:table-cell table:style-name="ce4" office:value-type="string" calcext:value-type="string">
            <text:p>alejandria palma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1:00.35" calcext:value-type="date">
            <text:p>3/8/2023 16:11:00</text:p>
          </table:table-cell>
          <table:table-cell table:style-name="ce4" office:value-type="string" calcext:value-type="string">
            <text:p>Amade Hernandez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Cafetería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1:26.31" calcext:value-type="date">
            <text:p>3/8/2023 16:11:26</text:p>
          </table:table-cell>
          <table:table-cell table:style-name="ce4" office:value-type="string" calcext:value-type="string">
            <text:p>jesus angele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2:02.57" calcext:value-type="date">
            <text:p>3/8/2023 16:12:02</text:p>
          </table:table-cell>
          <table:table-cell table:style-name="ce4" office:value-type="string" calcext:value-type="string">
            <text:p>Melchor Fernández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2:32.99" calcext:value-type="date">
            <text:p>3/8/2023 16:12:32</text:p>
          </table:table-cell>
          <table:table-cell table:style-name="ce4" office:value-type="string" calcext:value-type="string">
            <text:p>jose gaspar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10 a.m. 11 de la mañan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3:03.14" calcext:value-type="date">
            <text:p>3/8/2023 16:13:03</text:p>
          </table:table-cell>
          <table:table-cell table:style-name="ce4" office:value-type="string" calcext:value-type="string">
            <text:p>Paola Domínguez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3:32.07" calcext:value-type="date">
            <text:p>3/8/2023 16:13:32</text:p>
          </table:table-cell>
          <table:table-cell table:style-name="ce4" office:value-type="string" calcext:value-type="string">
            <text:p>ángel Garcí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4:02.89" calcext:value-type="date">
            <text:p>3/8/2023 16:14:02</text:p>
          </table:table-cell>
          <table:table-cell table:style-name="ce4" office:value-type="string" calcext:value-type="string">
            <text:p>Baltazar Mag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5 p.m. a 6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4:33.92" calcext:value-type="date">
            <text:p>3/8/2023 16:14:33</text:p>
          </table:table-cell>
          <table:table-cell table:style-name="ce4" office:value-type="string" calcext:value-type="string">
            <text:p>susana Reséndiz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Comida para 3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5:06.98" calcext:value-type="date">
            <text:p>3/8/2023 16:15:06</text:p>
          </table:table-cell>
          <table:table-cell table:style-name="ce4" office:value-type="string" calcext:value-type="string">
            <text:p>Daniel Rangel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afetería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5:33.18" calcext:value-type="date">
            <text:p>3/8/2023 16:15:33</text:p>
          </table:table-cell>
          <table:table-cell table:style-name="ce4" office:value-type="string" calcext:value-type="string">
            <text:p>pablo picaz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10 a.m. 11 de la mañan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6:03.01" calcext:value-type="date">
            <text:p>3/8/2023 16:16:03</text:p>
          </table:table-cell>
          <table:table-cell table:style-name="ce4" office:value-type="string" calcext:value-type="string">
            <text:p>carlos Albert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8T16:16:33.39" calcext:value-type="date">
            <text:p>3/8/2023 16:16:33</text:p>
          </table:table-cell>
          <table:table-cell table:style-name="ce4" office:value-type="string" calcext:value-type="string">
            <text:p>José carpinter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una ves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Más de 4 personas</text:p>
          </table:table-cell>
          <table:table-cell table:style-name="ce4" office:value-type="string" calcext:value-type="string">
            <text:p>Más de $400</text:p>
          </table:table-cell>
          <table:table-cell table:style-name="ce4" office:value-type="string" calcext:value-type="string">
            <text:p>Entre las 5 p.m. a 6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2:22.45" calcext:value-type="date">
            <text:p>3/9/2023 13:12:22</text:p>
          </table:table-cell>
          <table:table-cell table:style-name="ce4" office:value-type="string" calcext:value-type="string">
            <text:p>Angel Mercad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Comida para 3 personas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2:59.78" calcext:value-type="date">
            <text:p>3/9/2023 13:12:59</text:p>
          </table:table-cell>
          <table:table-cell table:style-name="ce4" office:value-type="string" calcext:value-type="string">
            <text:p>miranda Montalvo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3:40.26" calcext:value-type="date">
            <text:p>3/9/2023 13:13:40</text:p>
          </table:table-cell>
          <table:table-cell table:style-name="ce4" office:value-type="string" calcext:value-type="string">
            <text:p>Fernando Mendoz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4:31.35" calcext:value-type="date">
            <text:p>3/9/2023 13:14:31</text:p>
          </table:table-cell>
          <table:table-cell table:style-name="ce4" office:value-type="string" calcext:value-type="string">
            <text:p>Marcos zapata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50 a 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5:01.52" calcext:value-type="date">
            <text:p>3/9/2023 13:15:01</text:p>
          </table:table-cell>
          <table:table-cell table:style-name="ce4" office:value-type="string" calcext:value-type="string">
            <text:p>Karen Ortega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5:51.82" calcext:value-type="date">
            <text:p>3/9/2023 13:15:51</text:p>
          </table:table-cell>
          <table:table-cell table:style-name="ce4" office:value-type="string" calcext:value-type="string">
            <text:p>Martin Porra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6:44.2" calcext:value-type="date">
            <text:p>3/9/2023 13:16:44</text:p>
          </table:table-cell>
          <table:table-cell table:style-name="ce4" office:value-type="string" calcext:value-type="string">
            <text:p>Aylin Melquiade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8:02.36" calcext:value-type="date">
            <text:p>3/9/2023 13:18:02</text:p>
          </table:table-cell>
          <table:table-cell table:style-name="ce4" office:value-type="string" calcext:value-type="string">
            <text:p>Josefina Ortiz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19:09.82" calcext:value-type="date">
            <text:p>3/9/2023 13:19:09</text:p>
          </table:table-cell>
          <table:table-cell table:style-name="ce4" office:value-type="string" calcext:value-type="string">
            <text:p>María Santana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0:28.4" calcext:value-type="date">
            <text:p>3/9/2023 13:20:28</text:p>
          </table:table-cell>
          <table:table-cell table:style-name="ce4" office:value-type="string" calcext:value-type="string">
            <text:p>Víctor Manuel Granados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1:14.1" calcext:value-type="date">
            <text:p>3/9/2023 13:21:14</text:p>
          </table:table-cell>
          <table:table-cell table:style-name="ce4" office:value-type="string" calcext:value-type="string">
            <text:p>Omar Rosas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2:24.77" calcext:value-type="date">
            <text:p>3/9/2023 13:22:24</text:p>
          </table:table-cell>
          <table:table-cell table:style-name="ce4" office:value-type="string" calcext:value-type="string">
            <text:p>Juan Bernardo Grande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3:30.82" calcext:value-type="date">
            <text:p>3/9/2023 13:23:30</text:p>
          </table:table-cell>
          <table:table-cell table:style-name="ce4" office:value-type="string" calcext:value-type="string">
            <text:p>Gabriel Moren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280 a $40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4:32.64" calcext:value-type="date">
            <text:p>3/9/2023 13:24:32</text:p>
          </table:table-cell>
          <table:table-cell table:style-name="ce4" office:value-type="string" calcext:value-type="string">
            <text:p>Enrique Hernández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5:37.03" calcext:value-type="date">
            <text:p>3/9/2023 13:25:37</text:p>
          </table:table-cell>
          <table:table-cell table:style-name="ce4" office:value-type="string" calcext:value-type="string">
            <text:p>Alonso Monte Rosas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10 a.m. 11 de la mañana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7:18.2" calcext:value-type="date">
            <text:p>3/9/2023 13:27:18</text:p>
          </table:table-cell>
          <table:table-cell table:style-name="ce4" office:value-type="string" calcext:value-type="string">
            <text:p>Mario Carmona 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al menos una vez a la semana</text:p>
          </table:table-cell>
          <table:table-cell table:style-name="ce4" office:value-type="string" calcext:value-type="string">
            <text:p>Restaurantes con servicio a la carta</text:p>
          </table:table-cell>
          <table:table-cell table:style-name="ce4" office:value-type="string" calcext:value-type="string">
            <text:p>Comida para 4 personas</text:p>
          </table:table-cell>
          <table:table-cell table:style-name="ce4" office:value-type="string" calcext:value-type="string">
            <text:p>$280 a $40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28:56.83" calcext:value-type="date">
            <text:p>3/9/2023 13:28:56</text:p>
          </table:table-cell>
          <table:table-cell table:style-name="ce4" office:value-type="string" calcext:value-type="string">
            <text:p>Elena Marcial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Puesto callejeros, tacos</text:p>
          </table:table-cell>
          <table:table-cell table:style-name="ce4" office:value-type="string" calcext:value-type="string">
            <text:p>Solo para mi</text:p>
          </table:table-cell>
          <table:table-cell table:style-name="ce4" office:value-type="string" calcext:value-type="string">
            <text:p>$30 a $5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30:58.28" calcext:value-type="date">
            <text:p>3/9/2023 13:30:58</text:p>
          </table:table-cell>
          <table:table-cell table:style-name="ce4" office:value-type="string" calcext:value-type="string">
            <text:p>Miranda Campo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32:58.86" calcext:value-type="date">
            <text:p>3/9/2023 13:32:58</text:p>
          </table:table-cell>
          <table:table-cell table:style-name="ce4" office:value-type="string" calcext:value-type="string">
            <text:p>Jorge Campos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tre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280 a $40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34:08.96" calcext:value-type="date">
            <text:p>3/9/2023 13:34:08</text:p>
          </table:table-cell>
          <table:table-cell table:style-name="ce4" office:value-type="string" calcext:value-type="string">
            <text:p>Carmen Lázaro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iario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35:01.81" calcext:value-type="date">
            <text:p>3/9/2023 13:35:01</text:p>
          </table:table-cell>
          <table:table-cell table:style-name="ce4" office:value-type="string" calcext:value-type="string">
            <text:p>Elvia Morales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36:14.57" calcext:value-type="date">
            <text:p>3/9/2023 13:36:14</text:p>
          </table:table-cell>
          <table:table-cell table:style-name="ce4" office:value-type="string" calcext:value-type="string">
            <text:p>Luis Fernando Vargas 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Comida para 3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37:02.55" calcext:value-type="date">
            <text:p>3/9/2023 13:37:02</text:p>
          </table:table-cell>
          <table:table-cell table:style-name="ce4" office:value-type="string" calcext:value-type="string">
            <text:p>Amanda Cabañas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09T13:40:20.24" calcext:value-type="date">
            <text:p>3/9/2023 13:40:20</text:p>
          </table:table-cell>
          <table:table-cell table:style-name="ce4" office:value-type="string" calcext:value-type="string">
            <text:p>Esther Zapata 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No aplica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10T20:07:32.65" calcext:value-type="date">
            <text:p>3/10/2023 20:07:32</text:p>
          </table:table-cell>
          <table:table-cell table:style-name="ce4" office:value-type="string" calcext:value-type="string">
            <text:p>Maria Ceved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l menos una vez a la semana</text:p>
          </table:table-cell>
          <table:table-cell table:style-name="ce4" office:value-type="string" calcext:value-type="string">
            <text:p>Restaurantes con servicio a la carta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10T20:08:56.19" calcext:value-type="date">
            <text:p>3/10/2023 20:08:56</text:p>
          </table:table-cell>
          <table:table-cell table:style-name="ce4" office:value-type="string" calcext:value-type="string">
            <text:p>Jorge campos podad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l menos una vez a la semana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Yo y otra persona</text:p>
          </table:table-cell>
          <table:table-cell table:style-name="ce4" office:value-type="string" calcext:value-type="string">
            <text:p>$80 a $120</text:p>
          </table:table-cell>
          <table:table-cell table:style-name="ce4" office:value-type="string" calcext:value-type="string">
            <text:p>Entre las 3 p.m. a 4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3-03-10T20:10:50.09" calcext:value-type="date">
            <text:p>3/10/2023 20:10:50</text:p>
          </table:table-cell>
          <table:table-cell table:style-name="ce4" office:value-type="string" calcext:value-type="string">
            <text:p>Mario Cordado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dos veces</text:p>
          </table:table-cell>
          <table:table-cell table:style-name="ce4" office:value-type="string" calcext:value-type="string">
            <text:p>cocinetas, cocinas económicas</text:p>
          </table:table-cell>
          <table:table-cell table:style-name="ce4" office:value-type="string" calcext:value-type="string">
            <text:p>Comida para 3 personas</text:p>
          </table:table-cell>
          <table:table-cell table:style-name="ce4" office:value-type="string" calcext:value-type="string">
            <text:p>$120 a $280</text:p>
          </table:table-cell>
          <table:table-cell table:style-name="ce4" office:value-type="string" calcext:value-type="string">
            <text:p>Entre las 12 p.m. a 2 de la tarde</text:p>
          </table:table-cell>
          <table:table-cell table:number-columns-repeated="2" table:style-name="ce4" office:value-type="string" calcext:value-type="string">
            <text:p>Si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ciones" table:style-name="ta2">
        <office:forms form:automatic-focus="false" form:apply-design-mode="false"/>
        <table:table-column table:style-name="co5" table:default-cell-style-name="Default"/>
        <table:table-column table:style-name="co4" table:default-cell-style-name="ce11"/>
        <table:table-column table:style-name="co6" table:default-cell-style-name="ce11"/>
        <table:table-column table:style-name="co7" table:default-cell-style-name="ce16"/>
        <table:table-row table:style-name="ro3">
          <table:table-cell/>
          <table:table-cell table:style-name="Default" table:number-columns-repeated="3"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¿Compras comida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Si</text:p>
          </table:table-cell>
          <table:table-cell table:formula="of:=COUNTIF([$Respuestas.C2:$Respuestas.C82];&quot;Si&quot;)" office:value-type="float" office:value="54" calcext:value-type="float">
            <text:p>54</text:p>
          </table:table-cell>
          <table:table-cell table:formula="of:=([.C4]*100)/[.C6]" office:value-type="float" office:value="66.6666666666667" calcext:value-type="float">
            <text:p>66.67</text:p>
          </table:table-cell>
        </table:table-row>
        <table:table-row table:style-name="ro3">
          <table:table-cell/>
          <table:table-cell office:value-type="string" calcext:value-type="string">
            <text:p>No</text:p>
          </table:table-cell>
          <table:table-cell table:formula="of:=COUNTIF([$Respuestas.C3:$Respuestas.C83];&quot;No&quot;)" office:value-type="float" office:value="27" calcext:value-type="float">
            <text:p>27</text:p>
          </table:table-cell>
          <table:table-cell table:formula="of:=([.C5]*100)/[.C6]" office:value-type="float" office:value="33.3333333333333" calcext:value-type="float">
            <text:p>33.33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4:.C5])" office:value-type="float" office:value="81" calcext:value-type="float">
            <text:p>81</text:p>
          </table:table-cell>
          <table:table-cell table:style-name="ce11" table:formula="of:=SUM([.D4:.D5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¿Cuántas veces compras comida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al menos una vez a la semana</text:p>
          </table:table-cell>
          <table:table-cell table:formula="of:=COUNTIF([$Respuestas.D$2:$Respuestas.D$82];&quot;al menos una vez a la semana&quot;)" office:value-type="float" office:value="4" calcext:value-type="float">
            <text:p>4</text:p>
          </table:table-cell>
          <table:table-cell table:formula="of:=([.C10]*100)/[.C$16]" office:value-type="float" office:value="4.93827160493827" calcext:value-type="float">
            <text:p>4.94</text:p>
          </table:table-cell>
        </table:table-row>
        <table:table-row table:style-name="ro3">
          <table:table-cell/>
          <table:table-cell office:value-type="string" calcext:value-type="string">
            <text:p>una ves</text:p>
          </table:table-cell>
          <table:table-cell table:formula="of:=COUNTIF([$Respuestas.D$2:$Respuestas.D$82];&quot;una ves&quot;)" office:value-type="float" office:value="9" calcext:value-type="float">
            <text:p>9</text:p>
          </table:table-cell>
          <table:table-cell table:formula="of:=([.C11]*100)/[.C$16]" office:value-type="float" office:value="11.1111111111111" calcext:value-type="float">
            <text:p>11.11</text:p>
          </table:table-cell>
        </table:table-row>
        <table:table-row table:style-name="ro3">
          <table:table-cell/>
          <table:table-cell office:value-type="string" calcext:value-type="string">
            <text:p>dos veces</text:p>
          </table:table-cell>
          <table:table-cell table:formula="of:=COUNTIF([$Respuestas.D$2:$Respuestas.D$82];&quot;dos veces&quot;)" office:value-type="float" office:value="16" calcext:value-type="float">
            <text:p>16</text:p>
          </table:table-cell>
          <table:table-cell table:formula="of:=([.C12]*100)/[.C$16]" office:value-type="float" office:value="19.7530864197531" calcext:value-type="float">
            <text:p>19.75</text:p>
          </table:table-cell>
        </table:table-row>
        <table:table-row table:style-name="ro3">
          <table:table-cell/>
          <table:table-cell office:value-type="string" calcext:value-type="string">
            <text:p>tres veces</text:p>
          </table:table-cell>
          <table:table-cell table:formula="of:=COUNTIF([$Respuestas.D$2:$Respuestas.D$82];&quot;tres veces&quot;)" office:value-type="float" office:value="11" calcext:value-type="float">
            <text:p>11</text:p>
          </table:table-cell>
          <table:table-cell table:formula="of:=([.C13]*100)/[.C$16]" office:value-type="float" office:value="13.5802469135802" calcext:value-type="float">
            <text:p>13.58</text:p>
          </table:table-cell>
        </table:table-row>
        <table:table-row table:style-name="ro3">
          <table:table-cell/>
          <table:table-cell office:value-type="string" calcext:value-type="string">
            <text:p>Diario</text:p>
          </table:table-cell>
          <table:table-cell table:formula="of:=COUNTIF([$Respuestas.D$2:$Respuestas.D$82];&quot;Diario&quot;)" office:value-type="float" office:value="15" calcext:value-type="float">
            <text:p>15</text:p>
          </table:table-cell>
          <table:table-cell table:formula="of:=([.C14]*100)/[.C$16]" office:value-type="float" office:value="18.5185185185185" calcext:value-type="float">
            <text:p>18.52</text:p>
          </table:table-cell>
        </table:table-row>
        <table:table-row table:style-name="ro3">
          <table:table-cell/>
          <table:table-cell office:value-type="string" calcext:value-type="string">
            <text:p>No aplica</text:p>
          </table:table-cell>
          <table:table-cell table:formula="of:=COUNTIF([$Respuestas.D$2:$Respuestas.D$82];&quot;No aplica&quot;)" office:value-type="float" office:value="26" calcext:value-type="float">
            <text:p>26</text:p>
          </table:table-cell>
          <table:table-cell table:formula="of:=([.C15]*100)/[.C$16]" office:value-type="float" office:value="32.0987654320988" calcext:value-type="float">
            <text:p>32.10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10:.C15])" office:value-type="float" office:value="81" calcext:value-type="float">
            <text:p>81</text:p>
          </table:table-cell>
          <table:table-cell table:style-name="ce11" table:formula="of:=SUM([.D10:.D15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¿Dónde sueles comprar comida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Restaurantes</text:p>
          </table:table-cell>
          <table:table-cell table:formula="of:=COUNTIF([$Respuestas.E$2:$Respuestas.E$82];&quot;Restaurantes con servicio a la carta&quot;)" office:value-type="float" office:value="5" calcext:value-type="float">
            <text:p>5</text:p>
          </table:table-cell>
          <table:table-cell table:formula="of:=([.C20]*100)/[.C$26]" office:value-type="float" office:value="6.17283950617284" calcext:value-type="float">
            <text:p>6.17</text:p>
          </table:table-cell>
        </table:table-row>
        <table:table-row table:style-name="ro3">
          <table:table-cell/>
          <table:table-cell office:value-type="string" calcext:value-type="string">
            <text:p>cocinas económicas</text:p>
          </table:table-cell>
          <table:table-cell table:formula="of:=COUNTIF([$Respuestas.E$2:$Respuestas.E$82];&quot;cocinetas, cocinas económicas&quot;)" office:value-type="float" office:value="35" calcext:value-type="float">
            <text:p>35</text:p>
          </table:table-cell>
          <table:table-cell table:formula="of:=([.C21]*100)/[.C$26]" office:value-type="float" office:value="43.2098765432099" calcext:value-type="float">
            <text:p>43.21</text:p>
          </table:table-cell>
        </table:table-row>
        <table:table-row table:style-name="ro3">
          <table:table-cell/>
          <table:table-cell office:value-type="string" calcext:value-type="string">
            <text:p>Puestos callejeros</text:p>
          </table:table-cell>
          <table:table-cell table:formula="of:=COUNTIF([$Respuestas.E$2:$Respuestas.E$82];&quot;Puesto callejeros, tacos&quot;)" office:value-type="float" office:value="9" calcext:value-type="float">
            <text:p>9</text:p>
          </table:table-cell>
          <table:table-cell table:formula="of:=([.C22]*100)/[.C$26]" office:value-type="float" office:value="11.1111111111111" calcext:value-type="float">
            <text:p>11.11</text:p>
          </table:table-cell>
        </table:table-row>
        <table:table-row table:style-name="ro3">
          <table:table-cell/>
          <table:table-cell office:value-type="string" calcext:value-type="string">
            <text:p>Oxxo, 7 eleven, etc.</text:p>
          </table:table-cell>
          <table:table-cell table:formula="of:=COUNTIF([$Respuestas.E$2:$Respuestas.E$82];&quot;Tiendas de conveniencia oxxo, 7 eleven, etc.&quot;)" office:value-type="float" office:value="2" calcext:value-type="float">
            <text:p>2</text:p>
          </table:table-cell>
          <table:table-cell table:formula="of:=([.C23]*100)/[.C$26]" office:value-type="float" office:value="2.46913580246914" calcext:value-type="float">
            <text:p>2.47</text:p>
          </table:table-cell>
        </table:table-row>
        <table:table-row table:style-name="ro3">
          <table:table-cell/>
          <table:table-cell office:value-type="string" calcext:value-type="string">
            <text:p>Cafetería</text:p>
          </table:table-cell>
          <table:table-cell table:formula="of:=COUNTIF([$Respuestas.E$2:$Respuestas.E$82];&quot;Cafetería&quot;)" office:value-type="float" office:value="4" calcext:value-type="float">
            <text:p>4</text:p>
          </table:table-cell>
          <table:table-cell table:formula="of:=([.C24]*100)/[.C$26]" office:value-type="float" office:value="4.93827160493827" calcext:value-type="float">
            <text:p>4.94</text:p>
          </table:table-cell>
        </table:table-row>
        <table:table-row table:style-name="ro3">
          <table:table-cell/>
          <table:table-cell office:value-type="string" calcext:value-type="string">
            <text:p>No aplica</text:p>
          </table:table-cell>
          <table:table-cell table:formula="of:=COUNTIF([$Respuestas.E$2:$Respuestas.E$82];&quot;No aplica&quot;)" office:value-type="float" office:value="26" calcext:value-type="float">
            <text:p>26</text:p>
          </table:table-cell>
          <table:table-cell table:formula="of:=([.C25]*100)/[.C$26]" office:value-type="float" office:value="32.0987654320988" calcext:value-type="float">
            <text:p>32.10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20:.C25])" office:value-type="float" office:value="81" calcext:value-type="float">
            <text:p>81</text:p>
          </table:table-cell>
          <table:table-cell table:style-name="ce11" table:formula="of:=SUM([.D20:.D25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¿Para cuántas personas compras comida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Solo para mi</text:p>
          </table:table-cell>
          <table:table-cell table:formula="of:=COUNTIF([$Respuestas.F$2:$Respuestas.F$82];&quot;Solo para mi&quot;)" office:value-type="float" office:value="25" calcext:value-type="float">
            <text:p>25</text:p>
          </table:table-cell>
          <table:table-cell table:formula="of:=([.C30]*100)/[.C$36]" office:value-type="float" office:value="30.8641975308642" calcext:value-type="float">
            <text:p>30.86</text:p>
          </table:table-cell>
        </table:table-row>
        <table:table-row table:style-name="ro3">
          <table:table-cell/>
          <table:table-cell office:value-type="string" calcext:value-type="string">
            <text:p>Yo y otra persona</text:p>
          </table:table-cell>
          <table:table-cell table:formula="of:=COUNTIF([$Respuestas.F$2:$Respuestas.F$82];&quot;Yo y otra persona&quot;)" office:value-type="float" office:value="16" calcext:value-type="float">
            <text:p>16</text:p>
          </table:table-cell>
          <table:table-cell table:formula="of:=([.C31]*100)/[.C$36]" office:value-type="float" office:value="19.7530864197531" calcext:value-type="float">
            <text:p>19.75</text:p>
          </table:table-cell>
        </table:table-row>
        <table:table-row table:style-name="ro3">
          <table:table-cell/>
          <table:table-cell office:value-type="string" calcext:value-type="string">
            <text:p>Comida para 3 personas</text:p>
          </table:table-cell>
          <table:table-cell table:formula="of:=COUNTIF([$Respuestas.F$2:$Respuestas.F$82];&quot;Comida para 3 personas&quot;)" office:value-type="float" office:value="5" calcext:value-type="float">
            <text:p>5</text:p>
          </table:table-cell>
          <table:table-cell table:formula="of:=([.C32]*100)/[.C$36]" office:value-type="float" office:value="6.17283950617284" calcext:value-type="float">
            <text:p>6.17</text:p>
          </table:table-cell>
        </table:table-row>
        <table:table-row table:style-name="ro3">
          <table:table-cell/>
          <table:table-cell office:value-type="string" calcext:value-type="string">
            <text:p>Comida para 4 personas</text:p>
          </table:table-cell>
          <table:table-cell table:formula="of:=COUNTIF([$Respuestas.F$2:$Respuestas.F$82];&quot;Comida para 4 personas&quot;)" office:value-type="float" office:value="8" calcext:value-type="float">
            <text:p>8</text:p>
          </table:table-cell>
          <table:table-cell table:formula="of:=([.C33]*100)/[.C$36]" office:value-type="float" office:value="9.87654320987654" calcext:value-type="float">
            <text:p>9.88</text:p>
          </table:table-cell>
        </table:table-row>
        <table:table-row table:style-name="ro3">
          <table:table-cell/>
          <table:table-cell office:value-type="string" calcext:value-type="string">
            <text:p>Más de 4 personas</text:p>
          </table:table-cell>
          <table:table-cell table:formula="of:=COUNTIF([$Respuestas.F$2:$Respuestas.F$82];&quot;Más de 4 personas&quot;)" office:value-type="float" office:value="1" calcext:value-type="float">
            <text:p>1</text:p>
          </table:table-cell>
          <table:table-cell table:formula="of:=([.C34]*100)/[.C$36]" office:value-type="float" office:value="1.23456790123457" calcext:value-type="float">
            <text:p>1.23</text:p>
          </table:table-cell>
        </table:table-row>
        <table:table-row table:style-name="ro3">
          <table:table-cell/>
          <table:table-cell office:value-type="string" calcext:value-type="string">
            <text:p>No aplica</text:p>
          </table:table-cell>
          <table:table-cell table:formula="of:=COUNTIF([$Respuestas.F$2:$Respuestas.F$82];&quot;No aplica&quot;)" office:value-type="float" office:value="26" calcext:value-type="float">
            <text:p>26</text:p>
          </table:table-cell>
          <table:table-cell table:formula="of:=([.C35]*100)/[.C$36]" office:value-type="float" office:value="32.0987654320988" calcext:value-type="float">
            <text:p>32.10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30:.C35])" office:value-type="float" office:value="81" calcext:value-type="float">
            <text:p>81</text:p>
          </table:table-cell>
          <table:table-cell table:style-name="ce11" table:formula="of:=SUM([.D30:.D35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¿Cuánto dinero sueles gastar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Menos de $30</text:p>
          </table:table-cell>
          <table:table-cell table:formula="of:=COUNTIF([$Respuestas.G$2:$Respuestas.G$82];&quot;Menos de $30&quot;)" office:value-type="float" office:value="0" calcext:value-type="float">
            <text:p>0</text:p>
          </table:table-cell>
          <table:table-cell table:formula="of:=([.C40]*100)/[.C$48]" office:value-type="float" office:value="0" calcext:value-type="float">
            <text:p>0.00</text:p>
          </table:table-cell>
        </table:table-row>
        <table:table-row table:style-name="ro3">
          <table:table-cell/>
          <table:table-cell office:value-type="string" calcext:value-type="string">
            <text:p>$30 a $50</text:p>
          </table:table-cell>
          <table:table-cell table:formula="of:=COUNTIF([$Respuestas.G$2:$Respuestas.G$82];&quot;$30 a $50&quot;)" office:value-type="float" office:value="7" calcext:value-type="float">
            <text:p>7</text:p>
          </table:table-cell>
          <table:table-cell table:formula="of:=([.C41]*100)/[.C$48]" office:value-type="float" office:value="8.64197530864198" calcext:value-type="float">
            <text:p>8.64</text:p>
          </table:table-cell>
        </table:table-row>
        <table:table-row table:style-name="ro3">
          <table:table-cell/>
          <table:table-cell office:value-type="string" calcext:value-type="string">
            <text:p>$50 a 80</text:p>
          </table:table-cell>
          <table:table-cell table:formula="of:=COUNTIF([$Respuestas.G$2:$Respuestas.G$82];&quot;$50 a 80&quot;)" office:value-type="float" office:value="8" calcext:value-type="float">
            <text:p>8</text:p>
          </table:table-cell>
          <table:table-cell table:formula="of:=([.C42]*100)/[.C$48]" office:value-type="float" office:value="9.87654320987654" calcext:value-type="float">
            <text:p>9.88</text:p>
          </table:table-cell>
        </table:table-row>
        <table:table-row table:style-name="ro3">
          <table:table-cell/>
          <table:table-cell office:value-type="string" calcext:value-type="string">
            <text:p>$80 a $120</text:p>
          </table:table-cell>
          <table:table-cell table:formula="of:=COUNTIF([$Respuestas.G$2:$Respuestas.G$82];&quot;$80 a $120&quot;)" office:value-type="float" office:value="20" calcext:value-type="float">
            <text:p>20</text:p>
          </table:table-cell>
          <table:table-cell table:formula="of:=([.C43]*100)/[.C$48]" office:value-type="float" office:value="24.6913580246914" calcext:value-type="float">
            <text:p>24.69</text:p>
          </table:table-cell>
        </table:table-row>
        <table:table-row table:style-name="ro3">
          <table:table-cell/>
          <table:table-cell office:value-type="string" calcext:value-type="string">
            <text:p>$120 a $280</text:p>
          </table:table-cell>
          <table:table-cell table:formula="of:=COUNTIF([$Respuestas.G$2:$Respuestas.G$82];&quot;$120 a $280&quot;)" office:value-type="float" office:value="12" calcext:value-type="float">
            <text:p>12</text:p>
          </table:table-cell>
          <table:table-cell table:formula="of:=([.C44]*100)/[.C$48]" office:value-type="float" office:value="14.8148148148148" calcext:value-type="float">
            <text:p>14.81</text:p>
          </table:table-cell>
        </table:table-row>
        <table:table-row table:style-name="ro3">
          <table:table-cell/>
          <table:table-cell office:value-type="string" calcext:value-type="string">
            <text:p>$280 a $400</text:p>
          </table:table-cell>
          <table:table-cell table:formula="of:=COUNTIF([$Respuestas.G$2:$Respuestas.G$82];&quot;$280 a $400&quot;)" office:value-type="float" office:value="6" calcext:value-type="float">
            <text:p>6</text:p>
          </table:table-cell>
          <table:table-cell table:formula="of:=([.C45]*100)/[.C$48]" office:value-type="float" office:value="7.40740740740741" calcext:value-type="float">
            <text:p>7.41</text:p>
          </table:table-cell>
        </table:table-row>
        <table:table-row table:style-name="ro3">
          <table:table-cell/>
          <table:table-cell office:value-type="string" calcext:value-type="string">
            <text:p>Más de $400</text:p>
          </table:table-cell>
          <table:table-cell table:formula="of:=COUNTIF([$Respuestas.G$2:$Respuestas.G$82];&quot;Más de $400&quot;)" office:value-type="float" office:value="2" calcext:value-type="float">
            <text:p>2</text:p>
          </table:table-cell>
          <table:table-cell table:formula="of:=([.C46]*100)/[.C$48]" office:value-type="float" office:value="2.46913580246914" calcext:value-type="float">
            <text:p>2.47</text:p>
          </table:table-cell>
        </table:table-row>
        <table:table-row table:style-name="ro3">
          <table:table-cell/>
          <table:table-cell office:value-type="string" calcext:value-type="string">
            <text:p>No aplica</text:p>
          </table:table-cell>
          <table:table-cell table:formula="of:=COUNTIF([$Respuestas.G$2:$Respuestas.G$82];&quot;No aplica&quot;)" office:value-type="float" office:value="26" calcext:value-type="float">
            <text:p>26</text:p>
          </table:table-cell>
          <table:table-cell table:formula="of:=([.C47]*100)/[.C$48]" office:value-type="float" office:value="32.0987654320988" calcext:value-type="float">
            <text:p>32.10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40:.C47])" office:value-type="float" office:value="81" calcext:value-type="float">
            <text:p>81</text:p>
          </table:table-cell>
          <table:table-cell table:style-name="ce11" table:formula="of:=SUM([.D40:.D47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3" table:number-rows-spanned="1">
            <text:p>¿A qué horas sueles comer normalmente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10 a.m. 11:30a.m.</text:p>
          </table:table-cell>
          <table:table-cell table:formula="of:=COUNTIF([$Respuestas.H$2:$Respuestas.H$82];&quot;Entre las 10 a.m. 11 de la mañana&quot;)" office:value-type="float" office:value="4" calcext:value-type="float">
            <text:p>4</text:p>
          </table:table-cell>
          <table:table-cell table:formula="of:=([.C52]*100)/[.C$58]" office:value-type="float" office:value="4.93827160493827" calcext:value-type="float">
            <text:p>4.94</text:p>
          </table:table-cell>
        </table:table-row>
        <table:table-row table:style-name="ro3">
          <table:table-cell/>
          <table:table-cell office:value-type="string" calcext:value-type="string">
            <text:p>11:30 p.m. - 2:30 p.m.</text:p>
          </table:table-cell>
          <table:table-cell table:formula="of:=COUNTIF([$Respuestas.H$2:$Respuestas.H$82];&quot;Entre las 12 p.m. a 2 de la tarde&quot;)" office:value-type="float" office:value="10" calcext:value-type="float">
            <text:p>10</text:p>
          </table:table-cell>
          <table:table-cell table:formula="of:=([.C53]*100)/[.C$58]" office:value-type="float" office:value="12.3456790123457" calcext:value-type="float">
            <text:p>12.35</text:p>
          </table:table-cell>
        </table:table-row>
        <table:table-row table:style-name="ro3">
          <table:table-cell/>
          <table:table-cell office:value-type="string" calcext:value-type="string">
            <text:p>2:30 p.m. - 4:30 p.m.</text:p>
          </table:table-cell>
          <table:table-cell table:formula="of:=COUNTIF([$Respuestas.H$2:$Respuestas.H$82];&quot;Entre las 3 p.m. a 4 de la tarde&quot;)" office:value-type="float" office:value="34" calcext:value-type="float">
            <text:p>34</text:p>
          </table:table-cell>
          <table:table-cell table:formula="of:=([.C54]*100)/[.C$58]" office:value-type="float" office:value="41.9753086419753" calcext:value-type="float">
            <text:p>41.98</text:p>
          </table:table-cell>
        </table:table-row>
        <table:table-row table:style-name="ro3">
          <table:table-cell/>
          <table:table-cell office:value-type="string" calcext:value-type="string">
            <text:p>4:30 p.m. - 7:00 p.m.</text:p>
          </table:table-cell>
          <table:table-cell table:formula="of:=COUNTIF([$Respuestas.H$2:$Respuestas.H$82];&quot;Entre las 5 p.m. a 6 de la tarde&quot;)" office:value-type="float" office:value="5" calcext:value-type="float">
            <text:p>5</text:p>
          </table:table-cell>
          <table:table-cell table:formula="of:=([.C55]*100)/[.C$58]" office:value-type="float" office:value="6.17283950617284" calcext:value-type="float">
            <text:p>6.17</text:p>
          </table:table-cell>
        </table:table-row>
        <table:table-row table:style-name="ro3">
          <table:table-cell/>
          <table:table-cell office:value-type="string" calcext:value-type="string">
            <text:p>Después de las 7 de la tarde</text:p>
          </table:table-cell>
          <table:table-cell table:formula="of:=COUNTIF([$Respuestas.H$2:$Respuestas.H$82];&quot;Después de las 7 de la tarde&quot;)" office:value-type="float" office:value="2" calcext:value-type="float">
            <text:p>2</text:p>
          </table:table-cell>
          <table:table-cell table:formula="of:=([.C56]*100)/[.C$58]" office:value-type="float" office:value="2.46913580246914" calcext:value-type="float">
            <text:p>2.47</text:p>
          </table:table-cell>
        </table:table-row>
        <table:table-row table:style-name="ro3">
          <table:table-cell/>
          <table:table-cell office:value-type="string" calcext:value-type="string">
            <text:p>No aplica</text:p>
          </table:table-cell>
          <table:table-cell table:formula="of:=COUNTIF([$Respuestas.H$2:$Respuestas.H$82];&quot;No aplica&quot;)" office:value-type="float" office:value="26" calcext:value-type="float">
            <text:p>26</text:p>
          </table:table-cell>
          <table:table-cell table:formula="of:=([.C57]*100)/[.C$58]" office:value-type="float" office:value="32.0987654320988" calcext:value-type="float">
            <text:p>32.10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52:.C57])" office:value-type="float" office:value="81" calcext:value-type="float">
            <text:p>81</text:p>
          </table:table-cell>
          <table:table-cell table:style-name="ce11" table:formula="of:=SUM([.D52:.D57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¿Usas WhatsApp?</text:p>
          </table:table-cell>
          <table:covered-table-cell/>
          <table:covered-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No</text:p>
          </table:table-cell>
          <table:table-cell table:formula="of:=COUNTIF([$Respuestas.I$2:.I$82];&quot;No&quot;)" office:value-type="float" office:value="31" calcext:value-type="float">
            <text:p>31</text:p>
          </table:table-cell>
          <table:table-cell table:formula="of:=([.C62]*100)/[.C$64]" office:value-type="float" office:value="38.2716049382716" calcext:value-type="float">
            <text:p>38.27</text:p>
          </table:table-cell>
        </table:table-row>
        <table:table-row table:style-name="ro3">
          <table:table-cell/>
          <table:table-cell office:value-type="string" calcext:value-type="string">
            <text:p>Si</text:p>
          </table:table-cell>
          <table:table-cell table:formula="of:=COUNTIF([$Respuestas.I$2:.I$82];&quot;Si&quot;)" office:value-type="float" office:value="50" calcext:value-type="float">
            <text:p>50</text:p>
          </table:table-cell>
          <table:table-cell table:formula="of:=([.C63]*100)/[.C$64]" office:value-type="float" office:value="61.7283950617284" calcext:value-type="float">
            <text:p>61.73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62:.C63])" office:value-type="float" office:value="81" calcext:value-type="float">
            <text:p>81</text:p>
          </table:table-cell>
          <table:table-cell table:style-name="ce11" table:formula="of:=SUM([.D62:.D63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¿Usas Facebook?</text:p>
          </table:table-cell>
          <table:covered-table-cell table:number-columns-repeated="2" table:style-name="Default"/>
        </table:table-row>
        <table:table-row table:style-name="ro3">
          <table:table-cell table:number-columns-repeated="2"/>
          <table:table-cell office:value-type="string" calcext:value-type="string">
            <text:p>C. Encuestados</text:p>
          </table:table-cell>
          <table:table-cell table:style-name="ce11" office:value-type="string" calcext:value-type="string">
            <text:p>% de respuestas</text:p>
          </table:table-cell>
        </table:table-row>
        <table:table-row table:style-name="ro3">
          <table:table-cell/>
          <table:table-cell office:value-type="string" calcext:value-type="string">
            <text:p>No</text:p>
          </table:table-cell>
          <table:table-cell table:formula="of:=COUNTIF([$Respuestas.J$2:.J$82];&quot;No&quot;)" office:value-type="float" office:value="36" calcext:value-type="float">
            <text:p>36</text:p>
          </table:table-cell>
          <table:table-cell table:formula="of:=([.C68]*100)/[.C$70]" office:value-type="float" office:value="44.4444444444444" calcext:value-type="float">
            <text:p>44.44</text:p>
          </table:table-cell>
        </table:table-row>
        <table:table-row table:style-name="ro3">
          <table:table-cell/>
          <table:table-cell office:value-type="string" calcext:value-type="string">
            <text:p>Si</text:p>
          </table:table-cell>
          <table:table-cell table:formula="of:=COUNTIF([$Respuestas.J$2:.J$82];&quot;Si&quot;)" office:value-type="float" office:value="45" calcext:value-type="float">
            <text:p>45</text:p>
          </table:table-cell>
          <table:table-cell table:formula="of:=([.C69]*100)/[.C$70]" office:value-type="float" office:value="55.5555555555556" calcext:value-type="float">
            <text:p>55.56</text:p>
          </table:table-cell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M([.C68:.C69])" office:value-type="float" office:value="81" calcext:value-type="float">
            <text:p>81</text:p>
          </table:table-cell>
          <table:table-cell table:style-name="ce11" table:formula="of:=SUM([.D68:.D69])" office:value-type="float" office:value="100" calcext:value-type="float">
            <text:p>100</text:p>
          </table:table-cell>
        </table:table-row>
      </table:table>
      <table:table table:name="Graficas" table:style-name="ta2">
        <office:forms form:automatic-focus="false" form:apply-design-mode="false"/>
        <table:shapes>
          <draw:frame draw:z-index="0" draw:style-name="gr1" draw:text-style-name="P1" svg:width="16.003cm" svg:height="9.961cm" svg:x="0.937cm" svg:y="0.478cm">
            <draw:object draw:notify-on-update-of-ranges="Graficas.A2:Graficas.A2 Relaciones.B4:Relaciones.B5 Relaciones.D3:Relaciones.D3 Relaciones.D4:Relacione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4" table:number-columns-repeated="9" table:default-cell-style-name="Default"/>
        <table:table-row table:style-name="ro3" table:number-rows-repeated="25">
          <table:table-cell table:number-columns-repeated="10"/>
        </table:table-row>
        <table:table-row table:style-name="ro3">
          <table:table-cell>
            <draw:frame draw:z-index="1" draw:style-name="gr1" draw:text-style-name="P1" svg:width="17.491cm" svg:height="14.263cm" svg:x="0.799cm" svg:y="0.053cm">
              <draw:object draw:notify-on-update-of-ranges="Relaciones.B10:Relaciones.B15 Relaciones.D9:Relaciones.D9 Relaciones.D10:Relaciones.D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3" table:number-rows-repeated="32">
          <table:table-cell table:number-columns-repeated="10"/>
        </table:table-row>
        <table:table-row table:style-name="ro3">
          <table:table-cell/>
          <table:table-cell>
            <draw:frame draw:z-index="2" draw:style-name="gr1" draw:text-style-name="P1" svg:width="17.49cm" svg:height="13.599cm" svg:x="0.149cm" svg:y="0.372cm">
              <draw:object draw:notify-on-update-of-ranges="Relaciones.B20:Relaciones.B25 Relaciones.D19:Relaciones.D19 Relaciones.D20:Relaciones.D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32">
          <table:table-cell table:number-columns-repeated="10"/>
        </table:table-row>
        <table:table-row table:style-name="ro3">
          <table:table-cell/>
          <table:table-cell>
            <draw:frame draw:z-index="3" draw:style-name="gr1" draw:text-style-name="P1" svg:width="17.49cm" svg:height="13.599cm" svg:x="0.157cm" svg:y="0.079cm">
              <draw:object draw:notify-on-update-of-ranges="Relaciones.B30:Relaciones.B35 Relaciones.D29:Relaciones.D29 Relaciones.D30:Relaciones.D3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32">
          <table:table-cell table:number-columns-repeated="10"/>
        </table:table-row>
        <table:table-row table:style-name="ro3">
          <table:table-cell/>
          <table:table-cell>
            <draw:frame draw:z-index="4" draw:style-name="gr1" draw:text-style-name="P1" svg:width="17.49cm" svg:height="13.599cm" svg:x="0.101cm" svg:y="0.105cm">
              <draw:object draw:notify-on-update-of-ranges="Relaciones.B40:Relaciones.B47 Relaciones.D39:Relaciones.D39 Relaciones.D40:Relaciones.D4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32">
          <table:table-cell table:number-columns-repeated="10"/>
        </table:table-row>
        <table:table-row table:style-name="ro3">
          <table:table-cell/>
          <table:table-cell>
            <draw:frame draw:z-index="5" draw:style-name="gr1" draw:text-style-name="P1" svg:width="17.49cm" svg:height="13.599cm" svg:x="0.074cm" svg:y="0.025cm">
              <draw:object draw:notify-on-update-of-ranges="Relaciones.B52:Relaciones.B57 Relaciones.D51:Relaciones.D51 Relaciones.D52:Relaciones.D5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32">
          <table:table-cell table:number-columns-repeated="10"/>
        </table:table-row>
        <table:table-row table:style-name="ro3">
          <table:table-cell/>
          <table:table-cell>
            <draw:frame draw:z-index="6" draw:style-name="gr1" draw:text-style-name="P1" svg:width="17.49cm" svg:height="13.599cm" svg:x="0.045cm" svg:y="0.079cm">
              <draw:object draw:notify-on-update-of-ranges="Relaciones.B62:Relaciones.B63 Relaciones.D61:Relaciones.D61 Relaciones.D62:Relaciones.D6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3" table:number-rows-repeated="16">
          <table:table-cell table:number-columns-repeated="10"/>
        </table:table-row>
        <table:table-row table:style-name="ro3">
          <table:table-cell table:number-columns-repeated="9"/>
          <table:table-cell>
            <draw:frame draw:z-index="8" draw:style-name="gr1" draw:text-style-name="P1" svg:width="17.49cm" svg:height="13.599cm" svg:x="1.148cm" svg:y="0.265cm">
              <draw:object draw:notify-on-update-of-ranges="Relaciones.B62:Relaciones.B63 Relaciones.D62:Relaciones.D63 Relaciones.D68:Relaciones.D6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3" table:number-rows-repeated="15">
          <table:table-cell table:number-columns-repeated="10"/>
        </table:table-row>
        <table:table-row table:style-name="ro3">
          <table:table-cell>
            <draw:frame draw:z-index="7" draw:style-name="gr1" draw:text-style-name="P1" svg:width="17.49cm" svg:height="13.599cm" svg:x="0.668cm" svg:y="0.024cm">
              <draw:object draw:notify-on-update-of-ranges="Relaciones.B68:Relaciones.B69 Relaciones.D61:Relaciones.D61 Relaciones.D68:Relaciones.D69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MX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Respuestas_20_de_20_formulario_20_1" style:display-name="PageStyle_Respuestas de formulario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3-13T22:28:37.359000000</dc:date>
    <meta:editing-duration>PT44M3S</meta:editing-duration>
    <meta:editing-cycles>5</meta:editing-cycles>
    <meta:document-statistic meta:table-count="3" meta:cell-count="98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962cm" xlink:href=".." xlink:type="simple" chart:class="chart:bar" chart:style-name="ch1">
        <chart:title svg:x="5.987cm" svg:y="0.335cm" chart:style-name="ch2">
          <text:p>¿Compras comida?</text:p>
        </chart:title>
        <chart:legend chart:legend-position="end" svg:x="12.367cm" svg:y="4.669cm" style:legend-expansion="custom" svg:width="3.053cm" svg:height="0.622cm" style:legend-expansion-aspect-ratio="4.90836012861736" chart:style-name="ch3"/>
        <chart:plot-area chart:style-name="ch4" table:cell-range-address="Graficas.A2:Graficas.A2 Relaciones.B4:Relaciones.B5 Relaciones.D3:Relaciones.D5" chart:data-source-has-labels="both" svg:x="0.117cm" svg:y="0.914cm" svg:width="11.864cm" svg:height="8.808cm">
          <chart:coordinate-region svg:x="1.215cm" svg:y="1.113cm" svg:width="10.766cm" svg:height="7.962cm"/>
          <chart:axis chart:dimension="x" chart:name="primary-x" chart:style-name="ch5" chartooo:axis-type="auto">
            <chartooo:date-scale/>
            <chart:categories table:cell-range-address="Relaciones.B4:Relaciones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4:Relaciones.D5" chart:label-cell-address="Relaciones.D3:Relaciones.D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:Relaciones.D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6.6666666666667">
                <text:p>66.6666666666667</text:p>
                <draw:g>
                  <svg:desc>Relaciones.D4:Relaciones.D5</svg:desc>
                </draw:g>
              </table:table-cell>
            </table:table-row>
            <table:table-row>
              <table:table-cell office:value-type="string"/>
              <table:table-cell office:value-type="float" office:value="33.3333333333333">
                <text:p>33.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2cm" svg:height="14.264cm" xlink:href=".." xlink:type="simple" chart:class="chart:bar" chart:style-name="ch1">
        <chart:title svg:x="5.223cm" svg:y="0.421cm" chart:style-name="ch2">
          <text:p>¿Cuántas veces compras comida?</text:p>
        </chart:title>
        <chart:legend chart:legend-position="end" svg:x="13.516cm" svg:y="6.685cm" style:legend-expansion="custom" svg:width="3.336cm" svg:height="0.89cm" style:legend-expansion-aspect-ratio="3.74831460674157" chart:style-name="ch3"/>
        <chart:plot-area chart:style-name="ch4" table:cell-range-address="Relaciones.B10:Relaciones.B15 Relaciones.D9:Relaciones.D15" chart:data-source-has-labels="both" svg:x="0.227cm" svg:y="1.39cm" svg:width="13.109cm" svg:height="12.611cm">
          <chart:coordinate-region svg:x="1.325cm" svg:y="1.589cm" svg:width="12.011cm" svg:height="8.643cm"/>
          <chart:axis chart:dimension="x" chart:name="primary-x" chart:style-name="ch5" chartooo:axis-type="auto">
            <chartooo:date-scale/>
            <chart:categories table:cell-range-address="Relaciones.B10:Relaciones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10:Relaciones.D15" chart:label-cell-address="Relaciones.D9:Relaciones.D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9:Relacione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</text:p>
                <draw:g>
                  <svg:desc>Relaciones.B10:Relaciones.B15</svg:desc>
                </draw:g>
              </table:table-cell>
              <table:table-cell office:value-type="float" office:value="4.93827160493827">
                <text:p>4.93827160493827</text:p>
                <draw:g>
                  <svg:desc>Relaciones.D10:Relaciones.D15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/>
              <table:table-cell office:value-type="float" office:value="19.7530864197531">
                <text:p>19.7530864197531</text:p>
              </table:table-cell>
            </table:table-row>
            <table:table-row>
              <table:table-cell office:value-type="string"/>
              <table:table-cell office:value-type="float" office:value="13.5802469135802">
                <text:p>13.5802469135802</text:p>
              </table:table-cell>
            </table:table-row>
            <table:table-row>
              <table:table-cell office:value-type="string"/>
              <table:table-cell office:value-type="float" office:value="18.5185185185185">
                <text:p>18.5185185185185</text:p>
              </table:table-cell>
            </table:table-row>
            <table:table-row>
              <table:table-cell office:value-type="string"/>
              <table:table-cell office:value-type="float" office:value="32.0987654320988">
                <text:p>32.0987654320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1cm" svg:height="13.6cm" xlink:href=".." xlink:type="simple" chart:class="chart:bar" chart:style-name="ch1">
        <chart:title svg:x="5.394cm" svg:y="0.408cm" chart:style-name="ch2">
          <text:p>¿Dónde sueles comprar comida?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20:Relaciones.B25 Relaciones.D19:Relaciones.D25" chart:data-source-has-labels="both" svg:x="0.225cm" svg:y="1.313cm" svg:width="13.106cm" svg:height="11.442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20:Relacione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20:Relaciones.D25" chart:label-cell-address="Relaciones.D19:Relaciones.D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19:Relaciones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 menos una vez a la semana</text:p>
                <draw:g>
                  <svg:desc>Relaciones.B20:Relaciones.B25</svg:desc>
                </draw:g>
              </table:table-cell>
              <table:table-cell office:value-type="float" office:value="6.17283950617284">
                <text:p>6.17283950617284</text:p>
                <draw:g>
                  <svg:desc>Relaciones.D20:Relaciones.D25</svg:desc>
                </draw:g>
              </table:table-cell>
            </table:table-row>
            <table:table-row>
              <table:table-cell office:value-type="string">
                <text:p>una ves</text:p>
              </table:table-cell>
              <table:table-cell office:value-type="float" office:value="43.2098765432099">
                <text:p>43.2098765432099</text:p>
              </table:table-cell>
            </table:table-row>
            <table:table-row>
              <table:table-cell office:value-type="string">
                <text:p>dos veces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tres veces</text:p>
              </table:table-cell>
              <table:table-cell office:value-type="float" office:value="2.46913580246914">
                <text:p>2.46913580246914</text:p>
              </table:table-cell>
            </table:table-row>
            <table:table-row>
              <table:table-cell office:value-type="string">
                <text:p>Diario</text:p>
              </table:table-cell>
              <table:table-cell office:value-type="float" office:value="4.93827160493827">
                <text:p>4.93827160493827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32.0987654320988">
                <text:p>32.0987654320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1cm" svg:height="13.6cm" xlink:href=".." xlink:type="simple" chart:class="chart:bar" chart:style-name="ch1">
        <chart:title svg:x="4.415cm" svg:y="0.408cm" chart:style-name="ch2">
          <text:p>¿Para cuántas personas compras comida?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30:Relaciones.B35 Relaciones.D29:Relaciones.D35" chart:data-source-has-labels="both" svg:x="0.225cm" svg:y="1.314cm" svg:width="13.106cm" svg:height="12.023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30:Relaciones.B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30:Relaciones.D35" chart:label-cell-address="Relaciones.D29:Relaciones.D2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29:Relaciones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o para mi</text:p>
                <draw:g>
                  <svg:desc>Relaciones.B30:Relaciones.B35</svg:desc>
                </draw:g>
              </table:table-cell>
              <table:table-cell office:value-type="float" office:value="30.8641975308642">
                <text:p>30.8641975308642</text:p>
                <draw:g>
                  <svg:desc>Relaciones.D30:Relaciones.D35</svg:desc>
                </draw:g>
              </table:table-cell>
            </table:table-row>
            <table:table-row>
              <table:table-cell office:value-type="string">
                <text:p>Yo y otra persona</text:p>
              </table:table-cell>
              <table:table-cell office:value-type="float" office:value="19.7530864197531">
                <text:p>19.7530864197531</text:p>
              </table:table-cell>
            </table:table-row>
            <table:table-row>
              <table:table-cell office:value-type="string">
                <text:p>Comida para 3 personas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string">
                <text:p>Comida para 4 personas</text:p>
              </table:table-cell>
              <table:table-cell office:value-type="float" office:value="9.87654320987654">
                <text:p>9.87654320987654</text:p>
              </table:table-cell>
            </table:table-row>
            <table:table-row>
              <table:table-cell office:value-type="string">
                <text:p>Más de 4 personas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32.0987654320988">
                <text:p>32.0987654320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91cm" svg:height="13.6cm" xlink:href=".." xlink:type="simple" chart:class="chart:bar" chart:style-name="ch1">
        <chart:title svg:x="5.632cm" svg:y="0.408cm" chart:style-name="ch2">
          <text:p>¿Cuánto dinero sueles gastar?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40:Relaciones.B47 Relaciones.D39:Relaciones.D47" chart:data-source-has-labels="both" svg:x="0.225cm" svg:y="1.314cm" svg:width="13.106cm" svg:height="10.462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40:Relaciones.B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40:Relaciones.D47" chart:label-cell-address="Relaciones.D39:Relaciones.D3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39:Relaciones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os de $30</text:p>
                <draw:g>
                  <svg:desc>Relaciones.B40:Relaciones.B47</svg:desc>
                </draw:g>
              </table:table-cell>
              <table:table-cell office:value-type="float" office:value="0">
                <text:p>0</text:p>
                <draw:g>
                  <svg:desc>Relaciones.D40:Relaciones.D47</svg:desc>
                </draw:g>
              </table:table-cell>
            </table:table-row>
            <table:table-row>
              <table:table-cell office:value-type="string">
                <text:p>$30 a $50</text:p>
              </table:table-cell>
              <table:table-cell office:value-type="float" office:value="8.64197530864198">
                <text:p>8.64197530864198</text:p>
              </table:table-cell>
            </table:table-row>
            <table:table-row>
              <table:table-cell office:value-type="string">
                <text:p>$50 a 80</text:p>
              </table:table-cell>
              <table:table-cell office:value-type="float" office:value="9.87654320987654">
                <text:p>9.87654320987654</text:p>
              </table:table-cell>
            </table:table-row>
            <table:table-row>
              <table:table-cell office:value-type="string">
                <text:p>$80 a $120</text:p>
              </table:table-cell>
              <table:table-cell office:value-type="float" office:value="24.6913580246914">
                <text:p>24.6913580246914</text:p>
              </table:table-cell>
            </table:table-row>
            <table:table-row>
              <table:table-cell office:value-type="string">
                <text:p>$120 a $280</text:p>
              </table:table-cell>
              <table:table-cell office:value-type="float" office:value="14.8148148148148">
                <text:p>14.8148148148148</text:p>
              </table:table-cell>
            </table:table-row>
            <table:table-row>
              <table:table-cell office:value-type="string">
                <text:p>$280 a $400</text:p>
              </table:table-cell>
              <table:table-cell office:value-type="float" office:value="7.40740740740741">
                <text:p>7.40740740740741</text:p>
              </table:table-cell>
            </table:table-row>
            <table:table-row>
              <table:table-cell office:value-type="string">
                <text:p>Más de $400</text:p>
              </table:table-cell>
              <table:table-cell office:value-type="float" office:value="2.46913580246914">
                <text:p>2.46913580246914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32.0987654320988">
                <text:p>32.09876543209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491cm" svg:height="13.6cm" xlink:href=".." xlink:type="simple" chart:class="chart:bar" chart:style-name="ch1">
        <chart:title svg:x="4.468cm" svg:y="0.408cm" chart:style-name="ch2">
          <text:p>¿A qué horas sueles comer normalmente?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52:Relaciones.B57 Relaciones.D51:Relaciones.D57" chart:data-source-has-labels="both" svg:x="0.225cm" svg:y="1.314cm" svg:width="13.106cm" svg:height="12.341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52:Relaciones.B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52:Relaciones.D57" chart:label-cell-address="Relaciones.D51:Relaciones.D51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1cm" svg:height="1cm" svg:x="0cm" svg:y="0cm">
          <draw:image xlink:href="Pictures/20000006000044540000352131DC06383D86FC64.svm" xlink:type="simple" xlink:show="embed" xlink:actuate="onLoad" draw:mime-type="image/x-svm">
            <text:p/>
          </draw:image>
          <draw:image xlink:href="Pictures/20000006000044540000352131DC06383D86FC64.svm" xlink:type="simple" xlink:show="embed" xlink:actuate="onLoad" draw:mime-type="image/x-svm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51:Relaciones.D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e las 10 a.m. 11 de la mañana</text:p>
                <draw:g>
                  <svg:desc>Relaciones.B52:Relaciones.B57</svg:desc>
                </draw:g>
              </table:table-cell>
              <table:table-cell office:value-type="float" office:value="4.93827160493827">
                <text:p>4.93827160493827</text:p>
                <draw:g>
                  <svg:desc>Relaciones.D52:Relaciones.D57</svg:desc>
                </draw:g>
              </table:table-cell>
            </table:table-row>
            <table:table-row>
              <table:table-cell office:value-type="string">
                <text:p>Entre las 12 p.m. a 2 de la tarde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Entre las 3 p.m. a 4 de la tarde</text:p>
              </table:table-cell>
              <table:table-cell office:value-type="float" office:value="41.9753086419753">
                <text:p>41.9753086419753</text:p>
              </table:table-cell>
            </table:table-row>
            <table:table-row>
              <table:table-cell office:value-type="string">
                <text:p>Entre las 5 p.m. a 6 de la tarde</text:p>
              </table:table-cell>
              <table:table-cell office:value-type="float" office:value="6.17283950617284">
                <text:p>6.17283950617284</text:p>
              </table:table-cell>
            </table:table-row>
            <table:table-row>
              <table:table-cell office:value-type="string">
                <text:p>Después de las 7 de la tarde</text:p>
              </table:table-cell>
              <table:table-cell office:value-type="float" office:value="2.46913580246914">
                <text:p>2.46913580246914</text:p>
              </table:table-cell>
            </table:table-row>
            <table:table-row>
              <table:table-cell office:value-type="string">
                <text:p>No aplica</text:p>
              </table:table-cell>
              <table:table-cell office:value-type="float" office:value="32.0987654320988">
                <text:p>32.09876543209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491cm" svg:height="13.6cm" xlink:href=".." xlink:type="simple" chart:class="chart:bar" chart:style-name="ch1">
        <chart:title svg:x="6.81cm" svg:y="0.408cm" chart:style-name="ch2">
          <text:p>¿Usas WhatsApp?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62:Relaciones.B63 Relaciones.D61:Relaciones.D63" chart:data-source-has-labels="both" svg:x="0.225cm" svg:y="1.314cm" svg:width="13.106cm" svg:height="8.689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62:Relaciones.B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62:Relaciones.D63" chart:label-cell-address="Relaciones.D61:Relaciones.D61" chart:class="chart:bar">
            <chart:data-point chart:repeated="2"/>
          </chart:series>
          <chart:wall chart:style-name="ch9"/>
          <chart:floor chart:style-name="ch10"/>
        </chart:plot-area>
        <draw:frame draw:style-name="gr1" draw:text-style-name="P1" svg:width="1cm" svg:height="1cm" svg:x="0cm" svg:y="0cm">
          <draw:image xlink:href="Pictures/20000006000044540000352131DC06383D86FC64.svm" xlink:type="simple" xlink:show="embed" xlink:actuate="onLoad" draw:mime-type="image/x-svm">
            <text:p/>
          </draw:image>
          <draw:image xlink:href="Pictures/20000006000044540000352131DC06383D86FC64.svm" xlink:type="simple" xlink:show="embed" xlink:actuate="onLoad" draw:mime-type="image/x-svm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61:Relaciones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Relaciones.B62:Relaciones.B63</svg:desc>
                </draw:g>
              </table:table-cell>
              <table:table-cell office:value-type="float" office:value="38.2716049382716">
                <text:p>38.2716049382716</text:p>
                <draw:g>
                  <svg:desc>Relaciones.D62:Relaciones.D63</svg:desc>
                </draw:g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61.7283950617284">
                <text:p>61.72839506172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491cm" svg:height="13.6cm" xlink:href=".." xlink:type="simple" chart:class="chart:bar" chart:style-name="ch1">
        <chart:title svg:x="6.863cm" svg:y="0.408cm" chart:style-name="ch2">
          <text:p>¿Usas Facebook?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68:Relaciones.B69 Relaciones.D61:Relaciones.D61 Relaciones.D68:Relaciones.D69" chart:data-source-has-labels="both" svg:x="0.225cm" svg:y="1.314cm" svg:width="13.106cm" svg:height="8.689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68:Relaciones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68:Relaciones.D69" chart:label-cell-address="Relaciones.D61:Relaciones.D61" chart:class="chart:bar">
            <chart:data-point chart:repeated="2"/>
          </chart:series>
          <chart:wall chart:style-name="ch9"/>
          <chart:floor chart:style-name="ch10"/>
        </chart:plot-area>
        <draw:frame draw:style-name="gr1" draw:text-style-name="P1" svg:width="1cm" svg:height="1cm" svg:x="0cm" svg:y="0cm">
          <draw:image xlink:href="Pictures/20000006000044540000352131DC06383D86FC64.svm" xlink:type="simple" xlink:show="embed" xlink:actuate="onLoad" draw:mime-type="image/x-svm">
            <text:p/>
          </draw:image>
          <draw:image xlink:href="Pictures/20000006000044540000352131DC06383D86FC64.svm" xlink:type="simple" xlink:show="embed" xlink:actuate="onLoad" draw:mime-type="image/x-svm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 respuestas</text:p>
                <draw:g>
                  <svg:desc>Relaciones.D61:Relaciones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Relaciones.B68:Relaciones.B69</svg:desc>
                </draw:g>
              </table:table-cell>
              <table:table-cell office:value-type="float" office:value="44.4444444444444">
                <text:p>44.4444444444444</text:p>
                <draw:g>
                  <svg:desc>Relaciones.D68:Relaciones.D69</svg:desc>
                </draw:g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55.5555555555556">
                <text:p>55.55555555555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491cm" svg:height="13.6cm" xlink:href=".." xlink:type="simple" chart:class="chart:bar" chart:style-name="ch1">
        <chart:title svg:x="7.405cm" svg:y="0.408cm" chart:style-name="ch2">
          <text:p>Comparativa</text:p>
        </chart:title>
        <chart:legend chart:legend-position="end" svg:x="13.515cm" svg:y="6.373cm" style:legend-expansion="custom" svg:width="3.335cm" svg:height="0.848cm" style:legend-expansion-aspect-ratio="3.93278301886792" chart:style-name="ch3"/>
        <chart:plot-area chart:style-name="ch4" table:cell-range-address="Relaciones.B62:Relaciones.B63 Relaciones.D62:Relaciones.D63 Relaciones.D68:Relaciones.D69" chart:data-source-has-labels="both" svg:x="0.225cm" svg:y="1.314cm" svg:width="13.106cm" svg:height="8.689cm">
          <chart:coordinate-region svg:x="1.323cm" svg:y="1.513cm" svg:width="12.008cm" svg:height="7.843cm"/>
          <chart:axis chart:dimension="x" chart:name="primary-x" chart:style-name="ch5" chartooo:axis-type="auto">
            <chartooo:date-scale/>
            <chart:categories table:cell-range-address="Relaciones.B62:Relaciones.B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laciones.D62:Relaciones.D63" loext:label-string="whatsapp" chart:class="chart:bar">
            <chart:data-point chart:repeated="2"/>
          </chart:series>
          <chart:series chart:style-name="ch9" chart:values-cell-range-address="Relaciones.D68:Relaciones.D69" loext:label-string="facebook" chart:class="chart:bar">
            <chart:data-point chart:repeated="2"/>
            <loext:propertry-mapping loext:property="FillColor" loext:cell-range-address=""/>
          </chart:series>
          <chart:wall chart:style-name="ch10"/>
          <chart:floor chart:style-name="ch11"/>
        </chart:plot-area>
        <draw:frame draw:style-name="gr1" draw:text-style-name="P1" svg:width="1cm" svg:height="1cm" svg:x="0cm" svg:y="0cm">
          <draw:image xlink:href="Pictures/20000006000044540000352131DC06383D86FC64.svm" xlink:type="simple" xlink:show="embed" xlink:actuate="onLoad" draw:mime-type="image/x-svm">
            <text:p/>
          </draw:image>
          <draw:image xlink:href="Pictures/20000006000044540000352131DC06383D86FC64.svm" xlink:type="simple" xlink:show="embed" xlink:actuate="onLoad" draw:mime-type="image/x-svm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atsapp</text:p>
              </table:table-cell>
              <table:table-cell office:value-type="string">
                <text:p>facebook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No</text:p>
                <draw:g>
                  <svg:desc>Relaciones.B62:Relaciones.B63</svg:desc>
                </draw:g>
              </table:table-cell>
              <table:table-cell office:value-type="float" office:value="38.2716049382716">
                <text:p>38.2716049382716</text:p>
                <draw:g>
                  <svg:desc>Relaciones.D62:Relaciones.D63</svg:desc>
                </draw:g>
              </table:table-cell>
              <table:table-cell office:value-type="float" office:value="44.4444444444444">
                <text:p>44.4444444444444</text:p>
                <draw:g>
                  <svg:desc>Relaciones.D68:Relaciones.D69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</text:p>
              </table:table-cell>
              <table:table-cell office:value-type="float" office:value="61.7283950617284">
                <text:p>61.7283950617284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